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262626" fo:border-left="none" fo:border-right="none" style:vertical-align="automatic"/>
    </style:style>
    <style:style style:name="ce9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FFFFFF"/>
    </style:style>
    <style:style style:name="ce12" style:family="table-cell" style:parent-style-name="Default" style:data-style-name="N0">
      <style:table-cell-properties fo:border-top="none" fo:border-bottom="thin solid #262626" fo:border-left="none" fo:border-right="thin solid #262626" style:vertical-align="automatic"/>
    </style:style>
    <style:style style:name="ce13" style:family="table-cell" style:parent-style-name="Default" style:data-style-name="N0">
      <style:table-cell-properties style:vertical-align="automatic" fo:background-color="#DDEBF7"/>
    </style:style>
    <style:style style:name="ce14" style:family="table-cell" style:parent-style-name="Default" style:data-style-name="N14">
      <style:table-cell-properties style:vertical-align="automatic" fo:background-color="#DDEBF7"/>
    </style:style>
    <style:style style:name="ce15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background-color="#BDD7EE"/>
    </style:style>
    <style:style style:name="ce17" style:family="table-cell" style:parent-style-name="Default" style:data-style-name="N0">
      <style:table-cell-properties style:vertical-align="automatic" fo:background-color="#BDD7EE"/>
      <style:text-properties fo:color="#1F4E78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automatic" fo:background-color="#DDEBF7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fo:color="#1F4E78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2F75B5" style:font-name="Calibri" style:font-name-asian="Calibri" style:font-name-complex="Calibri" fo:font-size="36pt" style:font-size-asian="36pt" style:font-size-complex="36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262626" fo:border-left="thin solid #000000" fo:border-right="thin solid #262626" fo:background-color="transparent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thin solid #262626" fo:border-bottom="thin solid #262626" fo:border-left="thin solid #000000" fo:border-right="thin solid #262626" fo:background-color="transparent"/>
    </style:style>
    <style:style style:name="ce31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262626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46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 office:value-type="string" table:number-columns-spanned="2" table:number-rows-spanned="1" table:style-name="ce19">
            <text:p>EGOTUDE</text:p>
          </table:table-cell>
          <table:covered-table-cell/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0">
            <text:p>INVOICE</text:p>
          </table:table-cell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2" table:number-rows-spanned="1" table:style-name="ce21">
            <text:p>No. 1, New Bangaru Naidu Colony,</text:p>
          </table:table-cell>
          <table:covered-table-cell/>
          <table:table-cell table:style-name="ce3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2" table:number-rows-spanned="1" table:style-name="ce21">
            <text:p>K.K. Nagar (West), Chennai - 600078.</text:p>
          </table:table-cell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float" table:number-columns-spanned="2" table:number-rows-spanned="1" table:style-name="ce21" office:value="9479854652.0"/>
          <table:covered-table-cell/>
          <table:table-cell table:style-name="ce2"/>
          <table:table-cell table:style-name="ce2"/>
          <table:table-cell office:value-type="string" table:number-columns-spanned="2" table:number-rows-spanned="1" table:style-name="ce22">
            <text:p>INVOICE #</text:p>
          </table:table-cell>
          <table:covered-table-cell/>
          <table:table-cell office:value-type="string" table:style-name="ce4">
            <text:p>DATE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table:style-name="ce2"/>
          <table:table-cell table:style-name="ce2"/>
          <table:table-cell table:style-name="ce2"/>
          <table:table-cell table:style-name="ce2"/>
          <table:table-cell office:value-type="float" table:number-columns-spanned="2" table:number-rows-spanned="1" table:style-name="ce23" office:value="2541.0"/>
          <table:covered-table-cell/>
          <table:table-cell office:value-type="string" table:style-name="ce5">
            <text:p>2012-02-04T00:00:00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3" table:number-rows-spanned="1" table:style-name="ce24">
            <text:p>BILL TO</text:p>
          </table:table-cell>
          <table:covered-table-cell/>
          <table:covered-table-cell/>
          <table:table-cell table:style-name="ce2"/>
          <table:table-cell office:value-type="string" table:number-columns-spanned="2" table:number-rows-spanned="1" table:style-name="ce22">
            <text:p>GSTIN</text:p>
          </table:table-cell>
          <table:covered-table-cell/>
          <table:table-cell office:value-type="string" table:style-name="ce4">
            <text:p>TERM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Rajesh</text:p>
          </table:table-cell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3">
            <text:p>1234eaf123wae</text:p>
          </table:table-cell>
          <table:covered-table-cell/>
          <table:table-cell office:value-type="string" table:style-name="ce7">
            <text:p>Due Upon Receip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Chennai Petroleum Corporation Ltd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Maruthi Illam, 7, Pavalamalli Street,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Poonga Nagar, Tiruvallur - 602 001.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float" table:style-name="ce6" office:value="9965423655.0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rajesh@gmail.com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3" table:number-rows-spanned="1" table:style-name="ce33">
            <text:p>DESCRIPTION</text:p>
          </table:table-cell>
          <table:covered-table-cell/>
          <table:covered-table-cell/>
          <table:table-cell office:value-type="string" table:style-name="ce9">
            <text:p>Tax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UNIT PRICE</text:p>
          </table:table-cell>
          <table:table-cell office:value-type="string" table:style-name="ce10">
            <text:p>AMOUN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gaming keyboard<text:line-break/>we can customize 5 button out of 8 buttons</text:p>
          </table:table-cell>
          <table:covered-table-cell/>
          <table:covered-table-cell/>
          <table:table-cell table:style-name="ce11" office:value="0.0116" office:value-type="float"/>
          <table:table-cell table:style-name="ce11" office:value="1.0" office:value-type="float"/>
          <table:table-cell table:style-name="ce11" office:value="50.0" office:value-type="float"/>
          <table:table-cell table:style-name="ce11" office:value="5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content plan</text:p>
          </table:table-cell>
          <table:covered-table-cell/>
          <table:covered-table-cell/>
          <table:table-cell table:style-name="ce11" office:value="0.0116" office:value-type="float"/>
          <table:table-cell table:style-name="ce12" office:value="2.0" office:value-type="float"/>
          <table:table-cell table:style-name="ce12" office:value="50.0" office:value-type="float"/>
          <table:table-cell table:style-name="ce12" office:value="1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passenger cargo</text:p>
          </table:table-cell>
          <table:covered-table-cell/>
          <table:covered-table-cell/>
          <table:table-cell table:style-name="ce11" office:value="0.0116" office:value-type="float"/>
          <table:table-cell table:style-name="ce12" office:value="1.0" office:value-type="float"/>
          <table:table-cell table:style-name="ce12" office:value="50.0" office:value-type="float"/>
          <table:table-cell table:style-name="ce12" office:value="5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confidential file boxes</text:p>
          </table:table-cell>
          <table:covered-table-cell/>
          <table:covered-table-cell/>
          <table:table-cell table:style-name="ce11" office:value="0.0116" office:value-type="float"/>
          <table:table-cell table:style-name="ce12" office:value="1.0" office:value-type="float"/>
          <table:table-cell table:style-name="ce12" office:value="100.0" office:value-type="float"/>
          <table:table-cell table:style-name="ce12" office:value="1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nifi server issue fix</text:p>
          </table:table-cell>
          <table:covered-table-cell/>
          <table:covered-table-cell/>
          <table:table-cell table:style-name="ce11" office:value="0.0116" office:value-type="float"/>
          <table:table-cell table:style-name="ce12" office:value="1.0" office:value-type="float"/>
          <table:table-cell table:style-name="ce12" office:value="25.0" office:value-type="float"/>
          <table:table-cell table:style-name="ce12" office:value="25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wordpress project setup</text:p>
          </table:table-cell>
          <table:covered-table-cell/>
          <table:covered-table-cell/>
          <table:table-cell table:style-name="ce11" office:value="0.0116" office:value-type="float"/>
          <table:table-cell table:style-name="ce12" office:value="2.0" office:value-type="float"/>
          <table:table-cell table:style-name="ce12" office:value="50.0" office:value-type="float"/>
          <table:table-cell table:style-name="ce12" office:value="1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flutter R&amp;D</text:p>
          </table:table-cell>
          <table:covered-table-cell/>
          <table:covered-table-cell/>
          <table:table-cell table:style-name="ce11" office:value="0.0116" office:value-type="float"/>
          <table:table-cell table:style-name="ce12" office:value="5.0" office:value-type="float"/>
          <table:table-cell table:style-name="ce12" office:value="25.0" office:value-type="float"/>
          <table:table-cell table:style-name="ce12" office:value="125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office:value-type="string" table:number-columns-spanned="4" table:number-rows-spanned="1" table:style-name="ce31">
            <text:p>Thank you for your business!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32">
            <text:p>SUBTOTAL</text:p>
          </table:table-cell>
          <table:covered-table-cell/>
          <table:table-cell table:style-name="ce13" office:value="425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table:style-name="ce2"/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8">
            <text:p>TAX RATE</text:p>
          </table:table-cell>
          <table:covered-table-cell/>
          <table:table-cell table:style-name="ce14" office:value="0.0812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15">
            <text:p>TAX</text:p>
          </table:table-cell>
          <table:table-cell table:style-name="ce16"/>
          <table:table-cell table:style-name="ce13" office:value="34.51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5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17">
            <text:p>TOTAL</text:p>
          </table:table-cell>
          <table:table-cell table:style-name="ce16"/>
          <table:table-cell office:value-type="float" table:style-name="ce18" office:value="459.51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7" table:number-rows-spanned="1" table:style-name="ce29">
            <text:p>If you have any questions about this invoice, please cont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7" table:number-rows-spanned="1" table:style-name="ce23">
            <text:p>[Name, Phone, email@address.co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">
      <number:month/>
      <number:text>/</number:text>
      <number:day/>
      <number:text>/</number:text>
      <number:year number:style="long"/>
    </number:date-style>
    <number:currency-style style:name="N37">
      <number:currency-symbol>$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http://pypi.python.org/pypi/ezodf/0.1.0$Python3.9.13 (tags/v3.9.13:6de2ca5, May 17 2022, 16:36:42) [MSC v.1929 64 bit (AMD64)]</meta:generator>
    <meta:initial-creator>thirumurugan</meta:initial-creator>
    <dc:creator>This pc</dc:creator>
    <meta:creation-date>2023-10-16T06:19:46Z</meta:creation-date>
    <dc:date>2023-10-17T22:03:33.865619</dc:date>
    <meta:document-statistic/>
    <meta:editing-cycles>1</meta:editing-cycles>
  </office:meta>
</office:document-meta>
</file>